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0.4cm"/>
    </style:style>
    <style:style style:name="gr7" style:family="graphic" style:parent-style-name="objectwithoutfill">
      <style:graphic-properties svg:stroke-color="#000000"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svg:stroke-color="#00ae00" draw:fill="none" draw:textarea-horizontal-align="justify" draw:textarea-vertical-align="middle" draw:auto-grow-height="false" fo:min-height="1.45cm" fo:min-width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280099" draw:fill="none" draw:textarea-horizontal-align="justify" draw:textarea-vertical-align="middle" draw:auto-grow-height="false" fo:min-height="1.95cm" fo:min-width="2.3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text-properties fo:color="#ff0000" fo:font-size="14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4pt" fo:font-weight="bold" style:font-size-asian="18pt" style:font-size-complex="18pt"/>
    </style:style>
    <style:style style:name="P6" style:family="paragraph">
      <style:text-properties fo:color="#00ae00" fo:font-size="14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00ae00" fo:font-size="14pt" fo:font-weight="bold" style:font-size-asian="18pt" style:font-size-complex="18pt"/>
    </style:style>
    <style:style style:name="P8" style:family="paragraph">
      <style:text-properties fo:color="#280099" fo:font-size="14pt" fo:font-weight="bold" style:font-size-asian="18pt" style:font-size-complex="18pt"/>
    </style:style>
    <style:style style:name="P9" style:family="paragraph">
      <loext:graphic-properties draw:fill="none" draw:fill-color="#ffffff"/>
      <style:text-properties fo:color="#280099" fo:font-size="14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color="#ff0000" fo:font-size="14pt" fo:font-weight="bold" style:font-size-asian="18pt" style:font-size-complex="18pt"/>
    </style:style>
    <style:style style:name="T4" style:family="text">
      <style:text-properties fo:color="#00ae00" fo:font-size="14pt" fo:font-weight="bold" style:font-size-asian="18pt" style:font-size-complex="18pt"/>
    </style:style>
    <style:style style:name="T5" style:family="text">
      <style:text-properties fo:color="#280099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.3cm" svg:height="1.6cm" svg:x="5.10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5.102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801cm" svg:y1="2.8cm" svg:x2="7.601cm" svg:y2="2.8cm">
          <text:p/>
        </draw:line>
        <draw:line draw:style-name="gr2" draw:text-style-name="P1" draw:layer="layout" svg:x1="5.801cm" svg:y1="2.9cm" svg:x2="7.601cm" svg:y2="2.9cm">
          <text:p/>
        </draw:line>
        <draw:frame draw:style-name="gr3" draw:text-style-name="P2" draw:layer="layout" svg:width="1cm" svg:height="0.725cm" svg:x="5.801cm" svg:y="2.2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5.801cm" svg:y="2.801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6.801cm" svg:y="2.8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6.801cm" svg:y="2.202cm">
          <draw:text-box>
            <text:p><text:span text:style-name="T1">B</text:span><text:span text:style-name="T2">2</text:span></text:p>
          </draw:text-box>
        </draw:frame>
        <draw:frame draw:style-name="gr4" draw:text-style-name="P3" draw:layer="layout" svg:width="2.369cm" svg:height="0.962cm" svg:x="1cm" svg:y="1.1cm">
          <draw:text-box>
            <text:p>Parent</text:p>
          </draw:text-box>
        </draw:frame>
        <draw:frame draw:style-name="gr5" draw:text-style-name="P3" draw:layer="layout" svg:width="3.3cm" svg:height="0.962cm" svg:x="0.9cm" svg:y="8.2cm">
          <draw:text-box>
            <text:p>Offspring</text:p>
          </draw:text-box>
        </draw:frame>
        <draw:custom-shape draw:style-name="gr1" draw:text-style-name="P1" draw:layer="layout" svg:width="3.3cm" svg:height="1.6cm" svg:x="3.20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3.20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02cm" svg:y1="7.4cm" svg:x2="5.702cm" svg:y2="7.4cm">
          <text:p/>
        </draw:line>
        <draw:line draw:style-name="gr2" draw:text-style-name="P1" draw:layer="layout" svg:x1="3.902cm" svg:y1="7.5cm" svg:x2="5.702cm" svg:y2="7.5cm">
          <text:p/>
        </draw:line>
        <draw:frame draw:style-name="gr3" draw:text-style-name="P2" draw:layer="layout" svg:width="1cm" svg:height="0.725cm" svg:x="3.902cm" svg:y="6.8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3.902cm" svg:y="7.401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4.902cm" svg:y="7.4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4.902cm" svg:y="6.802cm">
          <draw:text-box>
            <text:p><text:span text:style-name="T1">B</text:span><text:span text:style-name="T2">2</text:span></text:p>
          </draw:text-box>
        </draw:frame>
        <draw:custom-shape draw:style-name="gr1" draw:text-style-name="P1" draw:layer="layout" svg:width="3.3cm" svg:height="1.6cm" svg:x="6.40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6.404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103cm" svg:y1="8.3cm" svg:x2="8.903cm" svg:y2="8.3cm">
          <text:p/>
        </draw:line>
        <draw:line draw:style-name="gr2" draw:text-style-name="P1" draw:layer="layout" svg:x1="7.103cm" svg:y1="8.4cm" svg:x2="8.903cm" svg:y2="8.4cm">
          <text:p/>
        </draw:line>
        <draw:frame draw:style-name="gr3" draw:text-style-name="P2" draw:layer="layout" svg:width="1cm" svg:height="0.725cm" svg:x="7.103cm" svg:y="7.7cm">
          <draw:text-box>
            <text:p><text:span text:style-name="T1">A</text:span><text:span text:style-name="T2">2</text:span></text:p>
          </draw:text-box>
        </draw:frame>
        <draw:frame draw:style-name="gr3" draw:text-style-name="P2" draw:layer="layout" svg:width="1cm" svg:height="0.725cm" svg:x="7.103cm" svg:y="8.301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8.103cm" svg:y="8.3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8.103cm" svg:y="7.702cm">
          <draw:text-box>
            <text:p><text:span text:style-name="T1">B</text:span><text:span text:style-name="T2">2</text:span></text:p>
          </draw:text-box>
        </draw:frame>
        <draw:custom-shape draw:style-name="gr1" draw:text-style-name="P1" draw:layer="layout" svg:width="3.3cm" svg:height="1.6cm" svg:x="8.403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6cm" svg:x="8.404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03cm" svg:y1="6.6cm" svg:x2="10.903cm" svg:y2="6.6cm">
          <text:p/>
        </draw:line>
        <draw:line draw:style-name="gr2" draw:text-style-name="P1" draw:layer="layout" svg:x1="9.103cm" svg:y1="6.7cm" svg:x2="10.903cm" svg:y2="6.7cm">
          <text:p/>
        </draw:line>
        <draw:frame draw:style-name="gr3" draw:text-style-name="P2" draw:layer="layout" svg:width="1cm" svg:height="0.725cm" svg:x="9.103cm" svg:y="6cm">
          <draw:text-box>
            <text:p><text:span text:style-name="T1">A</text:span><text:span text:style-name="T2">2</text:span></text:p>
          </draw:text-box>
        </draw:frame>
        <draw:frame draw:style-name="gr3" draw:text-style-name="P2" draw:layer="layout" svg:width="1cm" svg:height="0.725cm" svg:x="9.103cm" svg:y="6.601cm">
          <draw:text-box>
            <text:p><text:span text:style-name="T1">A</text:span><text:span text:style-name="T2">1</text:span></text:p>
          </draw:text-box>
        </draw:frame>
        <draw:frame draw:style-name="gr3" draw:text-style-name="P2" draw:layer="layout" svg:width="1cm" svg:height="0.725cm" svg:x="10.103cm" svg:y="6.602cm">
          <draw:text-box>
            <text:p><text:span text:style-name="T1">B</text:span><text:span text:style-name="T2">1</text:span></text:p>
          </draw:text-box>
        </draw:frame>
        <draw:frame draw:style-name="gr3" draw:text-style-name="P2" draw:layer="layout" svg:width="1cm" svg:height="0.725cm" svg:x="10.103cm" svg:y="6.002cm">
          <draw:text-box>
            <text:p><text:span text:style-name="T1">B</text:span><text:span text:style-name="T2">1</text:span></text:p>
          </draw:text-box>
        </draw:frame>
        <draw:custom-shape draw:style-name="gr6" draw:text-style-name="P1" draw:layer="layout" svg:width="0.9cm" svg:height="0.6cm" svg:x="5.8cm" svg:y="2.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8cm" svg:y1="3.5cm" svg:x2="4.5cm" svg:y2="6.9cm">
          <text:p/>
        </draw:line>
        <draw:frame draw:style-name="gr8" draw:text-style-name="P5" draw:layer="layout" svg:width="3.4cm" svg:height="1.353cm" svg:x="2.1cm" svg:y="4.4cm">
          <draw:text-box>
            <text:p text:style-name="P4"><text:span text:style-name="T3">Breeding value</text:span></text:p>
          </draw:text-box>
        </draw:frame>
        <draw:custom-shape draw:style-name="gr9" draw:text-style-name="P1" draw:layer="layout" svg:width="0.8cm" svg:height="1.7cm" svg:x="6.9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4cm" svg:height="1cm" svg:x="9.5cm" svg:y="4.3cm">
          <draw:text-box>
            <text:p text:style-name="P6"><text:span text:style-name="T4">Dominance</text:span></text:p>
          </draw:text-box>
        </draw:frame>
        <draw:custom-shape draw:style-name="gr11" draw:text-style-name="P1" draw:layer="layout" svg:width="2.8cm" svg:height="2.2cm" svg:x="5.4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2cm" svg:height="1.1cm" svg:x="8.8cm" svg:y="0.9cm">
          <draw:text-box>
            <text:p text:style-name="P8"><text:span text:style-name="T5">Interaction</text:span></text:p>
          </draw:text-box>
        </draw:frame>
        <draw:line draw:style-name="gr7" draw:text-style-name="P1" draw:layer="layout" svg:x1="7.7cm" svg:y1="3.7cm" svg:x2="9.7cm" svg:y2="4.5cm">
          <text:p/>
        </draw:line>
        <draw:line draw:style-name="gr7" draw:text-style-name="P1" draw:layer="layout" svg:x1="6.7cm" svg:y1="1.7cm" svg:x2="9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05T07:33:32.647649461</dc:date>
    <meta:editing-duration>PT48M5S</meta:editing-duration>
    <meta:editing-cycles>5</meta:editing-cycles>
    <meta:generator>LibreOffice/6.1.0.3$MacOSX_X86_64 LibreOffice_project/efb621ed25068d70781dc026f7e9c5187a4decd1</meta:generator>
    <meta:document-statistic meta:object-count="43"/>
  </office:meta>
</office:document-meta>
</file>